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color="#000000" style:font-name="Times New Roman"/>
    </style:style>
    <style:style style:name="P8"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bold" style:font-size-asian="16pt" style:font-weight-asian="bold" style:font-size-complex="16pt" style:font-weight-complex="bold"/>
    </style:style>
    <style:style style:name="P13" style:family="paragraph" style:parent-style-name="Text_20_body">
      <style:paragraph-properties fo:text-align="start" style:justify-single-word="false"/>
      <style:text-properties fo:color="#000000"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list-style-name="L7">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text-align="start" style:justify-single-word="false"/>
    </style:style>
    <style:style style:name="P19" style:family="paragraph" style:parent-style-name="Standard" style:list-style-name="L4">
      <style:paragraph-properties fo:text-align="start" style:justify-single-word="false"/>
    </style:style>
    <style:style style:name="P20" style:family="paragraph" style:parent-style-name="Standard" style:list-style-name="L11">
      <style:paragraph-properties fo:text-align="start" style:justify-single-word="false"/>
    </style:style>
    <style:style style:name="P21" style:family="paragraph" style:parent-style-name="Standard" style:list-style-name="L18">
      <style:paragraph-properties fo:text-align="start" style:justify-single-word="false"/>
    </style:style>
    <style:style style:name="P22" style:family="paragraph" style:parent-style-name="Standard" style:list-style-name="L4">
      <style:paragraph-properties fo:text-align="start" style:justify-single-word="false"/>
      <style:text-properties fo:color="#000000" style:font-name="Times New Roman" fo:font-size="12pt" style:font-size-asian="12pt" style:font-size-complex="12pt"/>
    </style:style>
    <style:style style:name="P23" style:family="paragraph" style:parent-style-name="Standard" style:list-style-name="L12">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4" style:family="paragraph" style:parent-style-name="Standard" style:list-style-name="L14">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25" style:family="paragraph" style:parent-style-name="Standard" style:list-style-name="L8">
      <style:paragraph-properties fo:text-align="start" style:justify-single-word="false"/>
      <style:text-properties fo:color="#000000" style:font-name="Times New Roman"/>
    </style:style>
    <style:style style:name="P26" style:family="paragraph" style:parent-style-name="Standard" style:list-style-name="L9">
      <style:paragraph-properties fo:text-align="start" style:justify-single-word="false"/>
      <style:text-properties fo:color="#000000" style:font-name="Times New Roman"/>
    </style:style>
    <style:style style:name="P27" style:family="paragraph" style:parent-style-name="Standard" style:list-style-name="L10">
      <style:paragraph-properties fo:text-align="start" style:justify-single-word="false"/>
      <style:text-properties fo:color="#000000" style:font-name="Times New Roman"/>
    </style:style>
    <style:style style:name="P28" style:family="paragraph" style:parent-style-name="Standard" style:list-style-name="L12">
      <style:paragraph-properties fo:text-align="start" style:justify-single-word="false"/>
      <style:text-properties fo:color="#000000" style:font-name="Times New Roman"/>
    </style:style>
    <style:style style:name="P29" style:family="paragraph" style:parent-style-name="Standard" style:list-style-name="L16">
      <style:paragraph-properties fo:text-align="start" style:justify-single-word="false"/>
      <style:text-properties fo:color="#000000" style:font-name="Times New Roman"/>
    </style:style>
    <style:style style:name="P30" style:family="paragraph" style:parent-style-name="Standard" style:list-style-name="L5">
      <style:paragraph-properties fo:text-align="start" style:justify-single-word="false"/>
      <style:text-properties fo:font-weight="bold" style:font-weight-asian="bold" style:font-weight-complex="bold"/>
    </style:style>
    <style:style style:name="P31" style:family="paragraph" style:parent-style-name="Standard" style:list-style-name="L6">
      <style:paragraph-properties fo:text-align="start" style:justify-single-word="false"/>
      <style:text-properties fo:font-weight="bold" style:font-weight-asian="bold" style:font-weight-complex="bold"/>
    </style:style>
    <style:style style:name="P32"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Standard" style:list-style-name="L15">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5" style:family="paragraph" style:parent-style-name="Standard" style:list-style-name="L17">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6" style:family="paragraph" style:parent-style-name="Text_20_body" style:list-style-name="L1">
      <style:paragraph-properties fo:text-align="start" style:justify-single-word="false"/>
      <style:text-properties fo:color="#000000" style:font-name="Times New Roman" fo:font-weight="normal" style:font-weight-asian="normal" style:font-weight-complex="normal"/>
    </style:style>
    <style:style style:name="P37" style:family="paragraph" style:parent-style-name="Text_20_body" style:list-style-name="L3">
      <style:paragraph-properties fo:text-align="start" style:justify-single-word="false"/>
      <style:text-properties fo:color="#000000" style:font-name="Times New Roman" fo:font-size="12pt"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38" style:family="paragraph" style:parent-style-name="Text_20_body" style:list-style-name="L8">
      <style:paragraph-properties fo:text-align="start" style:justify-single-word="false"/>
      <style:text-properties fo:color="#000000" style:font-name="Times New Roman"/>
    </style:style>
    <style:style style:name="P39" style:family="paragraph" style:parent-style-name="Text_20_body" style:list-style-name="L3">
      <style:paragraph-properties fo:text-align="start" style:justify-single-word="false"/>
      <style:text-properties fo:font-weight="bold" style:font-weight-asian="bold" style:font-weight-complex="bold"/>
    </style:style>
    <style:style style:name="P40" style:family="paragraph" style:parent-style-name="Text_20_body" style:list-style-name="L5">
      <style:paragraph-properties fo:text-align="start" style:justify-single-word="false"/>
      <style:text-properties style:font-name="Times New Roman" fo:font-weight="normal" style:font-weight-asian="bold"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9" style:family="text">
      <style:text-properties fo:font-variant="normal" fo:text-transform="none" fo:font-size="12pt" fo:letter-spacing="normal" fo:font-style="normal" fo:font-weight="normal" style:font-size-asian="12pt" style:font-size-complex="12pt"/>
    </style:style>
    <style:style style:name="T10" style:family="text">
      <style:text-properties fo:font-variant="normal" fo:text-transform="none"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T13" style:family="text">
      <style:text-properties fo:font-variant="normal" fo:text-transform="none" fo:color="#000000" style:font-name="Times New Roman" fo:font-size="12pt" fo:letter-spacing="normal" fo:font-style="normal" fo:font-weight="normal" fo:background-color="#ffffff" style:font-size-asian="12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fo:font-weight="bold" style:font-size-asian="12pt" style:font-weight-asian="normal" style:font-size-complex="12pt" style:font-weight-complex="normal"/>
    </style:style>
    <style:style style:name="T1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17"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T18"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font-name="Times New Roman" fo:font-size="12pt" fo:letter-spacing="normal" fo:font-style="normal" style:text-underline-style="none" fo:font-weight="normal" style:font-weight-asian="normal" style:font-weight-complex="normal"/>
    </style:style>
    <style:style style:name="T20" style:family="text">
      <style:text-properties fo:font-variant="normal" fo:text-transform="none" fo:color="#000000"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22"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3"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variant="normal" fo:text-transform="none" fo:color="#000000" style:font-name="Times New Roman" fo:font-size="12pt" fo:letter-spacing="normal" fo:font-style="italic" style:text-underline-style="none" fo:font-weight="normal" fo:background-color="#ffffff" style:font-size-asian="12pt" style:font-style-asian="italic" style:font-weight-asian="normal" style:font-size-complex="12pt" style:font-style-complex="italic" style:font-weight-complex="normal"/>
    </style:style>
    <style:style style:name="T25" style:family="text">
      <style:text-properties fo:font-variant="normal" fo:text-transform="none" fo:color="#000000" style:font-name="Times New Roman" fo:letter-spacing="normal" fo:font-style="normal"/>
    </style:style>
    <style:style style:name="T26" style:family="text">
      <style:text-properties fo:font-variant="normal" fo:text-transform="none" fo:color="#000000" style:font-name="Times New Roman" fo:letter-spacing="normal" fo:font-style="normal" fo:font-weight="bold" style:font-weight-asian="bold" style:font-weight-complex="bold"/>
    </style:style>
    <style:style style:name="T27"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28"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29" style:family="text">
      <style:text-properties fo:font-variant="normal" fo:text-transform="none" fo:letter-spacing="normal"/>
    </style:style>
    <style:style style:name="T30" style:family="text">
      <style:text-properties fo:font-variant="normal" fo:text-transform="none" fo:letter-spacing="normal" fo:font-style="normal"/>
    </style:style>
    <style:style style:name="T31" style:family="text">
      <style:text-properties fo:font-variant="normal" fo:text-transform="none" fo:letter-spacing="normal" fo:font-style="normal" fo:font-weight="bold" style:font-weight-asian="bold" style:font-weight-complex="bold"/>
    </style:style>
    <style:style style:name="T32" style:family="text">
      <style:text-properties fo:font-variant="normal" fo:text-transform="none" fo:letter-spacing="normal" fo:font-style="normal" fo:font-weight="normal"/>
    </style:style>
    <style:style style:name="T33" style:family="text">
      <style:text-properties fo:font-variant="normal" fo:text-transform="none" fo:letter-spacing="normal" fo:font-style="normal" fo:font-weight="normal" style:font-weight-asian="normal" style:font-weight-complex="normal"/>
    </style:style>
    <style:style style:name="T34" style:family="text">
      <style:text-properties fo:font-variant="normal" fo:text-transform="none" fo:letter-spacing="normal" fo:font-style="normal" fo:font-weight="normal" style:font-weight-asian="bold" style:font-weight-complex="bold"/>
    </style:style>
    <style:style style:name="T35" style:family="text">
      <style:text-properties fo:font-variant="normal" fo:text-transform="none" fo:letter-spacing="normal" fo:font-weight="bold" style:font-weight-asian="bold" style:font-weight-complex="bold"/>
    </style:style>
    <style:style style:name="T36" style:family="text">
      <style:text-properties fo:font-variant="normal" fo:text-transform="none" fo:color="#31353c"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37" style:family="text">
      <style:text-properties fo:font-variant="normal" fo:text-transform="none" fo:color="#31353c" style:font-name="Times New Roman" fo:font-size="12pt" fo:letter-spacing="normal" fo:font-style="normal" style:text-underline-style="none" fo:background-color="#ffffff" style:font-size-asian="12pt" style:font-style-asian="normal" style:font-size-complex="12pt" style:font-style-complex="normal"/>
    </style:style>
    <style:style style:name="T38" style:family="text">
      <style:text-properties fo:color="#000000" style:font-name="Times New Roman"/>
    </style:style>
    <style:style style:name="T39" style:family="text">
      <style:text-properties fo:color="#000000" style:font-name="Times New Roman" fo:font-size="12pt" fo:font-weight="normal" fo:background-color="#ffffff" style:font-size-asian="12pt" style:font-weight-asian="normal" style:font-size-complex="12pt" style:font-weight-complex="normal"/>
    </style:style>
    <style:style style:name="T40" style:family="text">
      <style:text-properties fo:color="#000000" style:font-name="Times New Roman" fo:font-size="12pt" fo:font-weight="normal" style:font-size-asian="12pt" style:font-weight-asian="normal" style:font-size-complex="12pt" style:font-weight-complex="normal"/>
    </style:style>
    <style:style style:name="T41" style:family="text">
      <style:text-properties fo:color="#000000" style:font-name="Times New Roman" fo:font-size="12pt" fo:font-weight="bold" style:font-size-asian="12pt" style:font-weight-asian="bold" style:font-size-complex="12pt" style:font-weight-complex="bold"/>
    </style:style>
    <style:style style:name="T42" style:family="text">
      <style:text-properties fo:color="#000000" style:font-name="Times New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 an Anarchist</text:p>
      <text:p text:style-name="P1">“Anarchy is order, government is civil war” - Bellgarigue</text:p>
      <text:p text:style-name="P3"/>
      <text:p text:style-name="P4">Anarchist first used – (1642) pejorative by supporters of King Charles against rebelling parliamentarians</text:p>
      <text:p text:style-name="P4"/>
      <text:p text:style-name="P4">James Pierre Proudhon – father of anarchism, used word ~ 200 years later</text:p>
      <text:p text:style-name="P4"/>
      <text:p text:style-name="P4">Definition of Anarchism (according to Proudhon) - “Neither heredity, nor election, nor universal suffrage, nor the excellence of the sovereign, nor the consecration of religion and of time, can make royalty legitimate. Whatever form it takes, - monarchic, oligarchic, or democratic, - royalty, or the government of man by man, is illegitimate and absurd.” - <text:span text:style-name="T7">Proudhon</text:span>, What is Property?</text:p>
      <text:p text:style-name="P4"/>
      <text:p text:style-name="P10">"Let me just say that I don’t really regard myself as an anarchist thinker." – Noam Chomsky</text:p>
      <text:p text:style-name="P10"/>
      <text:p text:style-name="P7"><text:span text:style-name="T9">“Primarily it is a tendency that is suspicious and skeptical of domination, authority, and hierarchy. It seeks structures of hierarchy and domination in human life over the whole range, extending from, say, patriarchal families to, say, imperial systems, and it asks whether those systems are justified. It assumes that the burden of proof for anyone in a position of power and authority lies on them. Their authority is not self-justifying. They have to give a reason for it, a justification. And if they can’t justify that authority and power and control, which is the usual case, then the authority ought to be dismantled and replaced by something more free and just. And, as I understand it, anarchy is just that tendency. It takes different forms at different times.” </text:span><text:span text:style-name="T32">The Kind of Anarchism I Believe in, and What’s Wrong with Libertarians – </text:span><text:span text:style-name="T31">Noam Chomsky,</text:span><text:span text:style-name="T33"> 2013 interview</text:span></text:p>
      <text:p text:style-name="P4"/>
      <text:p text:style-name="P2"/>
      <text:p text:style-name="P2"/>
      <text:p text:style-name="P2">Property is Theft vs Property is Liberty</text:p>
      <text:p text:style-name="P4"/>
      <text:p text:style-name="P5"><text:span text:style-name="T3">Proudhon</text:span><text:span text:style-name="T1"> - '</text:span><text:span text:style-name="T3">Property is Theft'</text:span><text:span text:style-name="T1"> – Systems of economical contradictions... “Property is Liberty”</text:span></text:p>
      <text:list xml:id="list5941125955159632019" text:style-name="L1">
        <text:list-item>
          <text:p text:style-name="P14">Told in the context of Aristocrats who still had land given them by the state.</text:p>
        </text:list-item>
        <text:list-item>
          <text:p text:style-name="P18"><text:span text:style-name="T1">“There is property and property, - the one good, the other bad. Now, as it is proper to call different things by different names, if we keep the name 'property' for the former, we must call the latter robbery, rapine, brigandage. If, on the contrary, we reserve the name 'property' for the latter, we must designate the former by the term possession, or some other equivalent: otherwise we should be troubled with an unpleasant synonymy.” </text:span><text:span text:style-name="T3">Proudhon</text:span></text:p>
        </text:list-item>
        <text:list-item>
          <text:p text:style-name="P18"><text:span text:style-name="T1">“Monsieur Blanqui acknowledges that property is abused in many harmful ways; I call property the sum of these abuses exclusively. To each of us property seems a polygon whose angles need knocking off; but, the operation performed, M. Blanqui maintains that the figure will still be a polygon, while I consider that this figure will be a circle.” </text:span><text:span text:style-name="T3">Proudhon</text:span></text:p>
        </text:list-item>
        <text:list-item>
          <text:p text:style-name="P18"><text:span text:style-name="T1">(Proudhon clarifies property is theft to denounce communism) “In my first memoirs, attacking the established order at the front, I said, for example: Property is theft! It was a matter of protesting, so to speak in relief the nothingness of our institutions. I was not then occupied with anything else. Also, in the memoir in which I demonstrated, by A plus B, this stunning proposition, I had taken care to protest against any communist conclusion.” - </text:span><text:span text:style-name="T3">Proudhon</text:span><text:span text:style-name="T1">, Confessions of a Revolutionary.</text:span></text:p>
          <text:p text:style-name="P14"/>
        </text:list-item>
        <text:list-item>
          <text:p text:style-name="P18"><text:soft-page-break/><text:span text:style-name="T15">Proudhon On His Death</text:span><text:span text:style-name="T11"> bed fighting collectivism and Communism. “I protest that in criticizing property, or rather the whole body of institutions of which property is the pivot, I never meant either to attack the individual rights recognized by previous laws, or to dispute the legitimacy of acquired possessions, or to instigate an arbitrary distribution of good, or to put an obstacle in the way of the free and regular acquisition of properties by bargain and sale; or even to prohibit or suppress by sovereign decree land-rent and interest on capital. I think that all these manifestations of human activity should remain free and optional for all; I would admit no other modifications, restrictions, or suppressions of them than naturally and necessarily result from the universalization of the principle of reciprocity and of the law of synthesis which I propound. this is my last will and testament. I allow only him to suspect its sincerity, who could tell a lie in the moment of death." </text:span><text:span text:style-name="T15">Proudhon</text:span></text:p>
        </text:list-item>
        <text:list-item>
          <text:p text:style-name="P18"><text:span text:style-name="T15">“</text:span><text:span text:style-name="T11">It will probably surprise many who know nothing of Proudhon save his declaration that 'property is robbery' to learn that he was perhaps the most vigorous hater of Communism that ever lived on this planet. But the apparent inconsistency vanished when you read his book and find that by property he means simply legally privileged wealth or power of usury, and not at all the possession by the laborer of his products... We, believe, with Proudhon, that communism is the religion of poverty and slavery; at bottom it is the majority principle itself, and Liberty lives </text:span><text:span text:style-name="T11">to do it battle.” -</text:span><text:span text:style-name="T15">Tucker</text:span><text:span text:style-name="T11">, Liberty</text:span></text:p>
        </text:list-item>
        <text:list-item>
          <text:p text:style-name="P18"><text:span text:style-name="Strong_20_Emphasis"><text:span text:style-name="T11">“Everyone must feel that he is the supreme arbiter of his own [destiny], that no power on earth shall rise over him, that he is and always shall be sovereign of himself and all relating to his individuality. Then only shall all men realize security of person and property.” - </text:span></text:span><text:span text:style-name="Strong_20_Emphasis"><text:span text:style-name="T15">Josiah</text:span></text:span><text:span text:style-name="Strong_20_Emphasis"><text:span text:style-name="T11"> </text:span></text:span><text:span text:style-name="Strong_20_Emphasis"><text:span text:style-name="T15">Warren</text:span></text:span><text:span text:style-name="Strong_20_Emphasis"><text:span text:style-name="T11">, Equitable Commerce 1849</text:span></text:span></text:p>
        </text:list-item>
        <text:list-item>
          <text:p text:style-name="P36">“According to the Communists’ opinion the commune should be proprietor. On the contrary, I am proprietor, and I only come to an understanding with others about my property. If the commune does not do what suits me, I rise against it and defend my property… Property, therefore, should not and cannot be abolished; it must rather be torn from ghastly hands and become my property.” -<text:span text:style-name="T7">Max Stirner</text:span>. The Ego and its Own</text:p>
        </text:list-item>
      </text:list>
      <text:p text:style-name="P5"><text:span text:style-name="T3">Benjamin Tucker </text:span><text:span text:style-name="T1">clarification of Proudhon's 'property is theft'- </text:span></text:p>
      <text:list xml:id="list7480911504125088573" text:style-name="L2">
        <text:list-item>
          <text:p text:style-name="P15">“It will probably surprise many who know nothing of Proudhon save his declaration that 'property is robbery' to learn that he was perhaps the most vigorous hater of Communism that ever lived on this planet. But the apparent inconsistency vanishes when you read his book and find that by property he means simply legally privileged wealth or the power of usury, and not at all the possession by the labourer of his products.” - Liberty</text:p>
        </text:list-item>
        <text:list-item>
          <text:p text:style-name="P15">“We believe, with Proudhon, that communism is the religion of poverty and slavery; at bottom it is majority principle itself, and Liberty lives to do it battle.” - Liberty</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text:span text:style-name="T2">Lysander Spooner </text:span><text:span text:style-name="T1">defending private property rights and renting in his paper against Tucker.</text:span></text:p>
      <text:list xml:id="list7736068137124512669" text:style-name="L3">
        <text:list-item>
          <text:p text:style-name="P39"><text:span text:style-name="Emphasis"><text:span text:style-name="T36">“There is no limit, fixed by the law of nature, to the amount of property one may acquire by simply taking possession of natural wealth, not already possessed … [H]e holds the land in order to hold the labor which he has put into it, or upon it. And the land is his, so long as the labor he has expended upon it remains in a condition to be valuable for the uses for which it was expended; because it is not to be supposed that a man has abandoned the fruits of his labor so long as they remain in a state to be practically useful to him. … </text:span></text:span><text:span text:style-name="Emphasis"><text:span text:style-name="T37">Par.2 </text:span></text:span><text:span text:style-name="T36">The principle of property is, that the owner of a thing has absolute dominion over it, </text:span><text:span text:style-name="Emphasis"><text:span text:style-name="T37">whether he have it in actual possession or not</text:span></text:span><text:span text:style-name="Emphasis"><text:span text:style-name="T36">, and whether he himself wish to use it or not</text:span></text:span><text:span text:style-name="T36">; that no one has a right to take possession of it, or use it, without his consent; and that he has a perfect right to withhold both the possession and use of it from others, from no other motive than to induce them, or make it necessary for them, to buy it, or rent it, and pay him an equivalent for it, or for its use. … The right of property, therefore, is a right of absolute dominion over a commodity, whether the owner wish to retain it in his own actual possession and use, or not. It is a right to forbid others to use it, without his consent. If it were not so, men could never sell, rent, or give away those commodities, which they do not themselves wish to keep or use — but would lose their right of property in them — that is, their right of dominion over them — the moment they </text:span><text:span text:style-name="T36">suspended their personal possession and use of them. </text:span><text:span text:style-name="T37">Par.3</text:span><text:span text:style-name="T36"> It is because a man has this right of absolute dominion over the fruits of his labor, </text:span><text:span text:style-name="T37">and can forbid other men to use them without his consent, whether he himself retain his actual possession and use of them or not</text:span><text:span text:style-name="T36">, that nearly all men are engaged in the production of commodities, which they themselves have no use for, and cannot retain any actual possession of, and which they produce solely for purposes of sale, or rent. In fact, there is no article of corporeal property whatever, exterior to one’s person, which owners are in the habit of keeping in such actual and constant possession or use, as would be necessary in order to secure it to themselves, </text:span><text:span text:style-name="Emphasis"><text:span text:style-name="T37">if the right of property</text:span></text:span><text:span text:style-name="T36">, originally derived from labor, did not remain in the absence of possession.” </text:span><text:span text:style-name="T37">Spooner</text:span><text:span text:style-name="T36">, Law of Intellectual Property</text:span></text:p>
        </text:list-item>
      </text:list>
      <text:p text:style-name="P13"><text:span text:style-name="T35">Voltarine De Cleyre</text:span><text:span text:style-name="T29"> in defending Emma Goldmann in her 1893 speech.</text:span></text:p>
      <text:list xml:id="list42758568" text:continue-numbering="true" text:style-name="L3">
        <text:list-item>
          <text:p text:style-name="P37"><text:span text:style-name="T29">“Miss Goldmann is a communist; I am an individualist. She wishes to destroy the right of property, I wish to assert it. I make my war upon privilege and authority, whereby the right of property, the true right in that which is proper to the individual, is annihilated. She believes that co-operation would entirely supplant competition; I hold that competition in one form or another will always exist, and that it is highly desirable it should.” </text:span><text:span text:style-name="T35">Voltarine De Cleyre – </text:span><text:span text:style-name="T29">note that De Cleyre later became an “anarchist” and abandoned many individualist ideals </text:span></text:p>
        </text:list-item>
      </text:list>
      <text:p text:style-name="P3"/>
      <text:p text:style-name="P2"/>
      <text:p text:style-name="P2"/>
      <text:p text:style-name="P2"/>
      <text:p text:style-name="P2"/>
      <text:p text:style-name="P2"/>
      <text:p text:style-name="P2"/>
      <text:p text:style-name="P2"/>
      <text:p text:style-name="P2"/>
      <text:p text:style-name="P2"/>
      <text:p text:style-name="P2"><text:soft-page-break/>Individualism</text:p>
      <text:list xml:id="list3380953721264278395" text:style-name="L4">
        <text:list-item>
          <text:p text:style-name="P19"><text:span text:style-name="T12">“The forming of societies or any other artificial combinations IS the first, greatest, and most fatal mistake ever committed by legislators and by reformers. That all these combinations require the surrender of the natural sovereignty of the INDIVIDUAL over her or his person, time, property and responsibilities, to the government of the combination. That this tends to prostrate the individual—To reduce him to a mere piece of a machine; involving others in responsibility for his acts, and being involved in responsibilities for the acts and sentiments of his associates; he lives &amp; acts, without proper control over his own affairs, without certainty as to the results of his actions, and almost without brains that he dares to use on his own account; and consequently never realizes the great objects for which society is professedly formed.”</text:span><text:span text:style-name="T41">-Josiah Warren</text:span><text:span text:style-name="T40">, Manifesto</text:span></text:p>
        </text:list-item>
        <text:list-item>
          <text:p text:style-name="P22"><text:span text:style-name="T33">The difference of opinion, tastes and purposes increased just in proportion to the demand for conformity.… It appeared that it was nature’s own inherent law of diversity that had conquered us.</text:span><text:span text:style-name="T5"> <text:s/>- <text:s/></text:span><text:span text:style-name="T7">Josiah Warren</text:span><text:span text:style-name="T5">, in response to his tries at communes</text:span></text:p>
        </text:list-item>
        <text:list-item>
          <text:p text:style-name="P22"><text:span text:style-name="T35">“</text:span><text:span text:style-name="T34">Society will have to dissolve its imaginary masses and resolve itself into individuals before liberty can be anything but a word.”</text:span><text:span text:style-name="T7"> - Josiah Warren</text:span></text:p>
        </text:list-item>
      </text:list>
      <text:p text:style-name="P2"/>
      <text:p text:style-name="P2"/>
      <text:p text:style-name="P2">Usury</text:p>
      <text:p text:style-name="P3"/>
      <text:p text:style-name="P6"><text:span text:style-name="T2">Tucker</text:span><text:span text:style-name="T1"> and </text:span><text:span text:style-name="T2">Proudhon's</text:span><text:span text:style-name="T1"> arguments were not against the freedom to loan, but 'rent seeking' and economic model disagreements</text:span></text:p>
      <text:list xml:id="list2212657925310868335" text:style-name="L5">
        <text:list-item>
          <text:p text:style-name="P30"><text:span text:style-name="T1">“...my confession that interest was essentially neither a crime nor an offense...” - </text:span><text:span text:style-name="T2">Proudhon</text:span><text:span text:style-name="T1">, Letter 7 to Bastiat</text:span></text:p>
        </text:list-item>
        <text:list-item>
          <text:p text:style-name="P30"><text:span text:style-name="T1">“this fundamental denial of Interest does not destroy, in our view, the principle – the right if you will – which gives birth to Interest, and which has enabled it to continue to this day in spite of its condemnation by secular and ecclesiastical authority. So that the real problem before us is not to ascertain whether Usury, per se, is illegitimate (in this respect we are of the opinion of the Church), nor whether it has an excuse for its existence (on this point we agree with the economists). The problem is to devise a means of suppressing the abuse without violating the Right- a means, in a word, of reconciling this contradiction.” </text:span><text:span text:style-name="T2">Proudhon</text:span><text:span text:style-name="T1">, Letter 3 to Bastiat</text:span></text:p>
        </text:list-item>
        <text:list-item>
          <text:p text:style-name="P30"><text:span text:style-name="T1">“Auberon Herbert, in his paper, Free Life, asks me how I justify a campaign against the right of men to lend and to borrow. I answer that I do not justify such a campaign, have never attempted to justify such a campaign, do not advocate such a campaign, in fact am ardently opposed to such a campaign. In turn, I ask Mr. Herbert how he justifies his apparent attribution to me of a wish to see such a campaign instituted. It is true that I expect lending and borrowing to disappear, but not by any denial of the right to lend and borrow. On the contrary, I expect them to disappear by virtue of the affirmation and exercise of a right that is now denied, - namely, the right to use one's own credit, or to exchange it freely for another's, in such a way that one or the other of these credits may perform the function of a circulating medium, without the payment of any tax for the privilege.” - </text:span><text:span text:style-name="T2">Tucker</text:span><text:span text:style-name="T1">, - Liberty</text:span></text:p>
        </text:list-item>
        <text:list-item>
          <text:p text:style-name="P30"><text:span text:style-name="T1">“No Anarchist disputes that it is perfectly legitimate to borrow upon such terms as may be agreed upon in a free market. The complaint of Anarchism is that the market is not free, and that the transactions effected therein are necessarily tainted with injustice. At present, if the young man borrows, whether of the cook or of the bank, the terms of contract are dictated to his disadvantage, by means of a legal privilege or monopoly enjoyed by the bank.” </text:span><text:span text:style-name="T2">Tucker</text:span><text:span text:style-name="T1">, - Liberty</text:span></text:p>
        </text:list-item>
        <text:list-item>
          <text:p text:style-name="P40"><text:soft-page-break/>By proclaiming the wellbeing of everyone, communism just annihilates the wellbeing of those who ever since live off pensions and are likely more well off doing so instead of the prospect of strict working hours of Weitling. <text:span text:style-name="T6">Stirner</text:span>, The Ego and its Own</text:p>
        </text:list-item>
      </text:list>
      <text:p text:style-name="P3"><text:span text:style-name="T38">Lysander Spooner</text:span><text:span text:style-name="T42"> was a businessman and anarchist who often defended private property rights</text:span></text:p>
      <text:list xml:id="list3295282901092539625" text:style-name="L6">
        <text:list-item>
          <text:p text:style-name="P31"><text:span text:style-name="T22">“</text:span><text:span text:style-name="T11">Vices are those acts by which a man harms himself or his property. Crimes are those acts by which one man harms the person or property of another. Vices are simply the errors which a man makes in his search after his own happiness. Unlike crimes, they imply no malice toward others, and no interference with their persons or property.” </text:span><text:span text:style-name="T16">Lysander Spooner</text:span><text:span text:style-name="T13">, </text:span><text:bookmark text:name="quote_book_link_19270011"/><text:a xlink:type="simple" xlink:href="https://www.goodreads.com/work/quotes/2095919" text:style-name="Internet_20_link" text:visited-style-name="Visited_20_Internet_20_Link"><text:span text:style-name="T28">Vices Are Not </text:span></text:a><text:a xlink:type="simple" xlink:href="https://www.goodreads.com/work/quotes/2095919" text:style-name="Internet_20_link" text:visited-style-name="Visited_20_Internet_20_Link"><text:span text:style-name="T28">Crimes</text:span></text:a><text:span text:style-name="T39"> </text:span></text:p>
        </text:list-item>
      </text:list>
      <text:p text:style-name="P4"/>
      <text:p text:style-name="P2"/>
      <text:p text:style-name="P2">Capitalism</text:p>
      <text:list xml:id="list1669104345658036939" text:style-name="L7">
        <text:list-item>
          <text:p text:style-name="P16">“Laissez Faire was very good sauce for the goose, labor, but was very poor sauce for the gander, capital.” <text:span text:style-name="T26">Tucker</text:span><text:span text:style-name="T25">, -State Socialism and Anarchism</text:span></text:p>
        </text:list-item>
        <text:list-item>
          <text:p text:style-name="P16"><text:span text:style-name="T25">“Capitalism is at least tolerable, which can not be said of state socialism or communism.” </text:span><text:span text:style-name="T26">Tucker, </text:span><text:span text:style-name="T25">Liberty</text:span></text:p>
        </text:list-item>
      </text:list>
      <text:p text:style-name="P4"/>
      <text:p text:style-name="P4"/>
      <text:p text:style-name="P8"/>
      <text:p text:style-name="P8"/>
      <text:p text:style-name="P8">Anti-statism – not Anarchist</text:p>
      <text:list xml:id="list6687060043233207158" text:style-name="L8">
        <text:list-item>
          <text:p text:style-name="P25"><text:span text:style-name="T8">“The Revolution of February raised two leading questions: one economic, the question of labor and property; the other political, the question of government or the State. On the first of these questions the socialistic democracy is substantially in accord. They admit that it is not a question of the seizure and division of property, or even of its repurchase. Neither is it a question of dishonorably levying additional taxes on the wealthy property-holding classes, which, while violating the principle of property recognized in the constitution, would serve only to overturn the general economy and aggravate the situation of the proletariat. The economic reform consists, on the one hand, in opening usurious credit to competition and thereby causing capital to lose its income, -- in other words, in identifying, in every citizen the the same degree, the capacity of the laborer and that of the capitalist; on the other hand, in abolishing the whole system of existing taxes, which fall only on the laborer and the poor man, and replacing them all by a single tax on capital, as an insurance premium. By these two great reforms social economy is reconstructed from top to bottom, commercial and industrial relations are inverted, and the profits, now assured to the capitalist, return to the laborer. Competition, now anarchical and subversive, becomes emulative and fruitful; markets no longer being wanting, the working man and employer, intimately connected, have nothing more to fear from stagnation or suspension. A new order is established upon the old institutions abolished or regenerated. We affirm, then, and as yet we are alone in affirming, that with the economic Revolution, no longer in dispute, the State must entirely disappear" - </text:span><text:span text:style-name="T10">Proudhon</text:span><text:span text:style-name="T8">, The State, Its Nature, Object, and Destiny</text:span></text:p>
        </text:list-item>
        <text:list-item>
          <text:p text:style-name="P25"><text:span text:style-name="T8">“If by socialism you mean social right, as opposed to individual right, I accept this system as an integral part of the whole system of Humanity; but if you intend to give it predominance over liberty, I deny it. That is communism.” - </text:span><text:span text:style-name="T10">Proudhon</text:span><text:span text:style-name="T8">, Theory of Property</text:span></text:p>
        </text:list-item>
        <text:list-item>
          <text:p text:style-name="P38"><text:span text:style-name="T4">The State practices "violence," the individual must not do so. The state's behavior is violence, and it calls its violence "law"; that of the individual, "crime". </text:span><text:span text:style-name="T7">Max</text:span><text:span text:style-name="T4"> </text:span><text:span text:style-name="T7">Stirner</text:span></text:p>
        </text:list-item>
      </text:list>
      <text:p text:style-name="P12"><text:soft-page-break/>Bellegarrigue – Based Minarchist</text:p>
      <text:p text:style-name="P11"/>
      <text:p text:style-name="P7"><text:span text:style-name="T10">Bellgarigue</text:span><text:span text:style-name="T8"> (The author of the slogan for A/O and contributor to early anarchist thought) was a </text:span><text:span text:style-name="T10">Libertarian Minarchist</text:span></text:p>
      <text:list xml:id="list8495371043891062738" text:style-name="L9">
        <text:list-item>
          <text:p text:style-name="P26"><text:span text:style-name="T8">“There are only two points among the people on which no divergence of opinion can exist, two points on which converge the good sense of all parties irrespective of details. Those two points are: The repression of crime against the person and against property, and the defense of territory... So, well, why should we seek the guardian spirit of a government outside this reservoir of the common aspirations of all? Why should we permit the introduction of a dose of </text:span><text:span text:style-name="T8">individual attachments to this potion prepared for the health of all? </text:span><text:span text:style-name="T10">Bellegarrigue</text:span><text:span text:style-name="T8">, - Anarchist Manifesto</text:span></text:p>
        </text:list-item>
        <text:list-item>
          <text:p text:style-name="P26"><text:span text:style-name="T8">“It is therefor shown that socialism is no more to be feared in itself than any other philosophical doctrine. It is established that it can become dangerous only in the condition of governing. That comes down to saying that nothing is dangerous which does not govern; from this it follows that whoever governs is already or can become dangerous – and the strict consequence is still that the nation can have no other public enemy than the government.” - </text:span><text:span text:style-name="T10">Bellegarrigue</text:span><text:span text:style-name="T8">, Anarchist Manifesto</text:span></text:p>
        </text:list-item>
      </text:list>
      <text:p text:style-name="P9"/>
      <text:p text:style-name="P11"/>
      <text:p text:style-name="P11"/>
      <text:p text:style-name="P12">Private Police</text:p>
      <text:list xml:id="list6270259959970435445" text:style-name="L10">
        <text:list-item>
          <text:p text:style-name="P27"><text:span text:style-name="T8">“The Anarchists are simply unterrified Jeffersonian Democrats. They believe that “the best government is that which governs least,” and that that which governs least is no government at all. Even the simple police function of protecting person and property they deny to governments supported by compulsory taxation. Protection they look upon as a thing to be secured, as long as it is necessary, by voluntary association and cooperation for self-defense, or as a commodity to be purchased, like any other commodity, of those who offer the best article at the lowest price. In their view it is in itself an invasion of the individual to compel him to pay for or suffer a protection against invasion that he has not asked for and does not desire.” </text:span><text:span text:style-name="T10">Tucker</text:span><text:span text:style-name="T8">, -State Socialism and Anarchism</text:span></text:p>
        </text:list-item>
      </text:list>
      <text:p text:style-name="P9"/>
      <text:p text:style-name="P9"/>
      <text:p text:style-name="P12">Rent</text:p>
      <text:list xml:id="list542693551637624725" text:style-name="L11">
        <text:list-item>
          <text:p text:style-name="P20"><text:span text:style-name="T11">Spooner supported the Irish resisting paying rent to landlords, bu</text:span><text:span text:style-name="T17">t in his 1880</text:span><text:span text:style-name="T19">,</text:span><text:span text:style-name="T27"> </text:span><text:a xlink:type="simple" xlink:href="http://lysanderspooner.org/Revolution.htm" text:style-name="Internet_20_link" text:visited-style-name="Visited_20_Internet_20_Link"><text:span text:style-name="Emphasis"><text:span text:style-name="T23">Revolution: The Only Remedy for the Oppressed Classes of Ireland</text:span></text:span></text:a><text:span text:style-name="Emphasis"><text:span text:style-name="T18">, the only defense he gives is not that the landlords have failed to maintain personal occupancy, but rather that their holdings “were originally taken by the sword.” - </text:span></text:span><text:span text:style-name="Emphasis"><text:span text:style-name="T21">Spooner</text:span></text:span></text:p>
        </text:list-item>
        <text:list-item>
          <text:p text:style-name="P20"><text:span text:style-name="Emphasis"><text:span text:style-name="T18">In his 184</text:span></text:span><text:span text:style-name="Emphasis"><text:span text:style-name="T20">6 </text:span></text:span><text:span text:style-name="Emphasis"><text:span text:style-name="T24">Poverty: Its Illegal Causes and Legal Cure</text:span></text:span><text:span text:style-name="Emphasis"><text:span text:style-name="T20">, t</text:span></text:span><text:span text:style-name="Emphasis"><text:span text:style-name="T18">hat “there is no more extortion in loaning capital to the best bidder, than in selling a horse, or renting a house to the best bidder” - </text:span></text:span><text:span text:style-name="Emphasis"><text:span text:style-name="T21">Spooner</text:span></text:span></text:p>
        </text:list-item>
      </text:list>
      <text:p text:style-name="P9"/>
      <text:p text:style-name="P9"/>
      <text:p text:style-name="P9"/>
      <text:p text:style-name="P12"/>
      <text:p text:style-name="P12"/>
      <text:p text:style-name="P12"/>
      <text:p text:style-name="P12"><text:soft-page-break/>The Name Anarchist and Association with the Collectivists</text:p>
      <text:p text:style-name="P9">After the Haymarket affair Tucker was asked if we should stop calling ourselves anarchists to not be associated with Most and Ancoms (terrorists?).</text:p>
      <text:list xml:id="list7234001269888554590" text:style-name="L12">
        <text:list-item>
          <text:p text:style-name="P23"><text:span text:style-name="T30">“My Wichita Falls comrade, Mr. Warren, falls into error when he accuses me of “adopting the nomenclature of a class with whom no individualist could harmonize.” meaning, I suppose, by this class the Communists who call themselves Anarchists. Is Mr. Warren aware that the Chicago men never dreamed of adopting the name Anarchist until long after Liberty was started, and that the Communistic Anarchists of Europe did not so style themselves until nearly forty years after Proudhon used the name, for the first time in the world, to designate a social philosophy? Proudhon was an individualist, and to him those who fundamentally agree with him belongs, by right of discovery and use, the employment of the word Anarchy in scientific terminology. We individualists hold the original title, and we do not propose to be evicted by the first upstart Communist who comes along with a fraudulent claim.” </text:span><text:span text:style-name="T31">Tucker</text:span><text:span text:style-name="T30">, Liberty</text:span></text:p>
        </text:list-item>
        <text:list-item>
          <text:p text:style-name="P23"><text:span text:style-name="T30">“The world is fast dividing itself into two schools, the Authoritarians and the Libertarians, the </text:span><text:span text:style-name="T30">Archists and the Anarchists” </text:span><text:span text:style-name="T31">Tucker</text:span><text:span text:style-name="T30">, Liberty</text:span></text:p>
        </text:list-item>
        <text:list-item>
          <text:p text:style-name="P28"><text:span text:style-name="T8">*** </text:span><text:span text:style-name="T10">not for argumentation</text:span><text:span text:style-name="T8">***“It is obvious, of course, that the sort of anarchy preached by Nietzsche differs vastly from the beery, collarless anarchy preached by Herr Most and his unwashed followers. The latter contemplates a suspension of all laws in order that the unfit may escape the natural and rightful exploitation of the fit, whereas the former reduces the unfit to de facto slavery and makes them subject to the laws of a master class, which, in so far as the relations of its own members, one to the other, are concerned, recognizes no law but that of natural selection. To the average American or Englishman the very name of anarchy causes a shudder, because it invariably conjures up a picture of a land terrorized by low-browed assassins with matted beards, carrying bombs in one hand and mugs of beer in the other. But as </text:span><text:span text:style-name="T8">a matter of fact, there is no reason whatever to believe that, if all laws were abolished tomorrow, </text:span><text:span text:style-name="T8">such swine would survive the day. They are incompetents under our present paternalism and they would be incompetents under Dionysian anarchy.” </text:span><text:span text:style-name="T10">Mencken</text:span><text:span text:style-name="T8">, The Philosophy of Friederich Nietzsche</text:span></text:p>
        </text:list-item>
        <text:list-item>
          <text:p text:style-name="P28"><text:span text:style-name="T8">“One gratifying aspect of our side to some prominence is that, for the first time in my memory, we “our side,” had captured a crucial word from the enemy. Other words, such as “liberal,” had been originally identified with laissez-faire libertarians, but had been captured by left-wing Statists, forcing us in the 1940s to call ourselves rather feebly “true” or “classical” liberals. “Libertarians,” in contrast, had long been simply a polite word for left-wing anarchists, that is for anti-private property anarchists, either of the communist or syndicalist variety. But now we had taken it over, and more properly from the view of etymology; since we were proponents of individual liberty and therefore of the individual's right to his property” </text:span><text:span text:style-name="T10">Rothbard</text:span><text:span text:style-name="T8">, The Postwar Renaissance</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list xml:id="list42756693" text:continue-numbering="true" text:style-name="L12">
        <text:list-item>
          <text:p text:style-name="P28"><text:soft-page-break/><text:span text:style-name="T8">“We must conclude that the question “are libertarians anarchists?” simply cannot be answered on etymological grounds. The vagueness of the term itself is such that the libertarian system would be considered anarchist by some people and archist by others. We must therefore turn to history for enlightenment; here we find that none of the proclaimed anarchist groups correspond to the libertarian position, that even the best of them have unrealistic and socialistic elements in their doctrines. Furthermore, we find that all of the current anarchists are irrational collectivists, and therefore at opposite poles from our position. We must therefore conclude that we are not anarchists, and that those who call us anarchists are not on firm etymological ground, and are being completely unhistorical. On the other hand, it is clear that we are not archists either: we do not believe in establishing a tyrannical central authority that will coerce the non invasive as well as the invasive. Perhaps, then, we could call ourselves by a new name: nonarchist.” </text:span><text:span text:style-name="T10">Rothbard</text:span><text:span text:style-name="T8">, Are Libertarians Anarchists? **unpublished** later stated several times “I became an anarchist”</text:span></text:p>
        </text:list-item>
        <text:list-item>
          <text:p text:style-name="P28"><text:span text:style-name="T8">“People who resist authority, who defend the rights of the individual, who try in a period of </text:span><text:span text:style-name="T8">increasing totalitarianism and centralization to reclaim those rights. This is the true left in the United States. Whether they are anarcho-communists, anarcho-syndicalists, or libertarians who believe in free enterprise. I regard theirs as the real legacy of the left and I feel much closer to such individuals than I do to the totalitarian liberals and Marxist Leninists of today.” </text:span><text:span text:style-name="T10">Bookchin</text:span></text:p>
        </text:list-item>
      </text:list>
      <text:p text:style-name="P12"/>
      <text:p text:style-name="P12"/>
      <text:p text:style-name="P12">Libertarians/Ancaps inspired by Anarchism</text:p>
      <text:list xml:id="list8685362411032463093" text:style-name="L13">
        <text:list-item>
          <text:p text:style-name="P33">“I don't know whether I took to Kropotkin and Proudhon because they furnished me with arguments with which to refute the socialists on the campus or because they wrote much about individualism, which seems to be ingrained in my make-up.” <text:span text:style-name="T7">Chodorov</text:span>, Fugitive Essays</text:p>
        </text:list-item>
      </text:list>
      <text:p text:style-name="P12"/>
      <text:p text:style-name="P12">Anarcho-Capitalism Differs Economically NOT Philosophically</text:p>
      <text:list xml:id="list7908697761259063150" text:style-name="L14">
        <text:list-item>
          <text:p text:style-name="P24"><text:span text:style-name="T30">“First, I must begin by affirming my conviction that Lysander Spooner and Benjamin R. Tucker were unsurpassed as political philosophers and that nothing is more needed today than a revival and development of the largely forgotten legacy that they left to political philosophy... I am, therefore, strongly tempted to call myself an “individualist anarchist,” except for the fact that Spooner and Tucker have in a sense preempted that name for their doctrine and that from that doctrine I have certain differences. Politically, these differences are minor, and therefore the system that I advocate is very close to theirs; but economically, the differences are substantial, and this means that my view of the consequences of putting our more or less common system </text:span><text:span text:style-name="T30">into practice is very farm from theirs.” </text:span><text:span text:style-name="T31">Rothbard</text:span><text:span text:style-name="T30">, The Spooner-Tucker Doctrine</text:span></text:p>
        </text:list-item>
      </text:list>
      <text:p text:style-name="P12"/>
      <text:p text:style-name="P12">Libertarians are Nationalist and therefore not Anarchist</text:p>
      <text:list xml:id="list8343631523411076037" text:style-name="L15">
        <text:list-item>
          <text:p text:style-name="P34">“The state is not the fatherland, it is the abstraction... of the fatherland. The common people of all countries deeply love their fatherland, but that is a natural real love. The patriotism of the people is not just an idea, it is a fact; but political patriotism, love of the state, is not the faithful expression of that fact...” <text:span text:style-name="T7">Bakunin</text:span></text:p>
        </text:list-item>
      </text:list>
      <text:p text:style-name="P12"/>
      <text:p text:style-name="P12"/>
      <text:p text:style-name="P12"/>
      <text:p text:style-name="P12"/>
      <text:p text:style-name="P12"><text:soft-page-break/>History of the Death of Anarchism to collectivists.</text:p>
      <text:p text:style-name="P9">1864 The International Working Men's Association – The First International (In the beginning was dominated by Proudhonianists.)</text:p>
      <text:p text:style-name="P7"><text:span text:style-name="T10">The League of Peace and Freedom</text:span><text:span text:style-name="T8"> (1868) – Voted on the collectivizing of land. They early Anarchists voted against the proposition. Including </text:span><text:span text:style-name="T10">Chaudey</text:span><text:span text:style-name="T8">. Bakunin comes out as the leader of the collectivists. </text:span></text:p>
      <text:list xml:id="list5849793306446934739" text:style-name="L16">
        <text:list-item>
          <text:p text:style-name="P29"><text:span text:style-name="T8">“We have done a good enough job at Berne. I found myself in hand-to-hand combat with the famous Bakunin, the Russian revolutionary, carrying in his wake all the collectivists, or partisans of collective property. It's a new word for that old tune of communism. They also have a way of conceiving of the federalist idea which, by expanding it and letting it spread and go well beyond the concrete(the concrete is true realism), reduce it to a pure abstraction, a chimera, an imperceptible generality, a sentimental banality. We fought all of that robustly and firmly, and with a complete victory, we reconstituted the Peace League on a serious and robust foundation.” </text:span><text:span text:style-name="T10">Chaudey</text:span></text:p>
        </text:list-item>
      </text:list>
      <text:p text:style-name="P9">Blanquists formed and organized secret cells in the Paris Commune and outnumbered the Proudhonianists due to surrounding of the French and Prussian armies. They executed Chaudey to stop the individual anarchist movement.</text:p>
      <text:list xml:id="list4686771579129797748" text:style-name="L17">
        <text:list-item>
          <text:p text:style-name="P35">“I will show you how a republican dies. Long Live the Republic!” Chaudey during firing squad.</text:p>
        </text:list-item>
      </text:list>
      <text:p text:style-name="P5"><text:span text:style-name="T11">Bakunin then started a propaganda campaign to defame Chaudey and rewrite history. Of course, Marx </text:span><text:span text:style-name="T11">expelled Bakunin in 1872 from the First international. After 1876 death of Bakunin the anarchists moved further left by </text:span><text:span text:style-name="T14">Errico Malatesta</text:span><text:span text:style-name="T11">, inspired by </text:span><text:span text:style-name="T15">Joseph DéJacque.</text:span><text:span text:style-name="T11"> Anarcho-communism. Then dissolved the Saint-Imier Congress.</text:span></text:p>
      <text:p text:style-name="P9"/>
      <text:p text:style-name="P5"><text:span text:style-name="T11">1881 </text:span><text:span text:style-name="T15">Benjamin Tucker</text:span><text:span text:style-name="T11"> launches the magazine </text:span><text:span text:style-name="T15">Liberty. The International Working People's Association or Black International, </text:span><text:span text:style-name="T11">London. Unfortunately, succumbed to Communism. </text:span><text:span text:style-name="T15">Johann Most</text:span><text:span text:style-name="T11"> was expelled and immigrated to Chicago. Boston Anarchists (individualists) vs the Chicago Anarchists (collectivists). Haymarket affair was Most's Anarchists clashing with the police and this violence helped kill the anarchist support in America.</text:span></text:p>
      <text:list xml:id="list7920901465267912502" text:style-name="L18">
        <text:list-item>
          <text:p text:style-name="P21"><text:span text:style-name="T11">“John Most used to say- and I understand that most Communists agree with him- that on the night of the revolution the first number on the programme will be a massacre of the </text:span><text:span text:style-name="T11">'Tuckerites.” </text:span><text:span text:style-name="T15">Tucker</text:span><text:span text:style-name="T11">, Liberty</text:span></text:p>
        </text:list-item>
      </text:list>
      <text:p text:style-name="P9"/>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ott</meta:initial-creator>
    <meta:creation-date>2021-09-23T00:15:57.61</meta:creation-date>
    <dc:date>2021-11-23T22:54:01.91</dc:date>
    <dc:creator>Michael Scott</dc:creator>
    <meta:editing-duration>P1DT6H38M26S</meta:editing-duration>
    <meta:editing-cycles>13</meta:editing-cycles>
    <meta:generator>OpenOffice/4.1.10$Win32 OpenOffice.org_project/4110m2$Build-9807</meta:generator>
    <meta:document-statistic meta:table-count="0" meta:image-count="0" meta:object-count="0" meta:page-count="9" meta:paragraph-count="76" meta:word-count="4614" meta:character-count="27342"/>
  </office:meta>
</office:document-meta>
</file>